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" style:family="table">
      <style:table-properties style:width="16.995cm" table:align="left"/>
    </style:style>
    <style:style style:name="Tablo1.A" style:family="table-column">
      <style:table-column-properties style:column-width="2.951cm"/>
    </style:style>
    <style:style style:name="Tablo1.F" style:family="table-column">
      <style:table-column-properties style:column-width="2.24cm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F1" style:family="table-cell">
      <style:table-cell-properties style:vertical-align="middle"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1.F2" style:family="table-cell">
      <style:table-cell-properties fo:padding="0.097cm" fo:border="0.002cm solid #000000"/>
    </style:style>
    <style:style style:name="Tablo2" style:family="table">
      <style:table-properties style:width="17.013cm" fo:margin-left="0cm" fo:margin-right="-0.012cm" table:align="margins"/>
    </style:style>
    <style:style style:name="Tablo2.A" style:family="table-column">
      <style:table-column-properties style:column-width="1.101cm" style:rel-column-width="4239*"/>
    </style:style>
    <style:style style:name="Tablo2.B" style:family="table-column">
      <style:table-column-properties style:column-width="9.006cm" style:rel-column-width="34693*"/>
    </style:style>
    <style:style style:name="Tablo2.C" style:family="table-column">
      <style:table-column-properties style:column-width="1.005cm" style:rel-column-width="3872*"/>
    </style:style>
    <style:style style:name="Tablo2.D" style:family="table-column">
      <style:table-column-properties style:column-width="5.9cm" style:rel-column-width="22731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D1" style:family="table-cell">
      <style:table-cell-properties fo:padding="0.097cm" fo:border="0.002cm solid #000000"/>
    </style:style>
    <style:style style:name="Tablo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none" fo:border-top="none" fo:border-bottom="0.002cm solid #000000"/>
    </style:style>
    <style:style style:name="Tablo2.D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o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2.6" style:family="table-row">
      <style:table-row-properties style:min-row-height="0.609cm"/>
    </style:style>
    <style:style style:name="Tablo3" style:family="table">
      <style:table-properties style:width="16.995cm" fo:break-before="page" table:align="left"/>
    </style:style>
    <style:style style:name="Tablo3.A" style:family="table-column">
      <style:table-column-properties style:column-width="3.399cm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4" style:family="table">
      <style:table-properties style:width="17.013cm" fo:margin-left="0cm" fo:margin-right="-0.012cm" table:align="margins"/>
    </style:style>
    <style:style style:name="Tablo4.A" style:family="table-column">
      <style:table-column-properties style:column-width="0.847cm" style:rel-column-width="3261*"/>
    </style:style>
    <style:style style:name="Tablo4.B" style:family="table-column">
      <style:table-column-properties style:column-width="6.985cm" style:rel-column-width="26907*"/>
    </style:style>
    <style:style style:name="Tablo4.C" style:family="table-column">
      <style:table-column-properties style:column-width="1.376cm" style:rel-column-width="5299*"/>
    </style:style>
    <style:style style:name="Tablo4.D" style:family="table-column">
      <style:table-column-properties style:column-width="6.641cm" style:rel-column-width="25582*"/>
    </style:style>
    <style:style style:name="Tablo4.E" style:family="table-column">
      <style:table-column-properties style:column-width="1.164cm" style:rel-column-width="4486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E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5" style:family="table">
      <style:table-properties style:width="17cm" table:align="margins"/>
    </style:style>
    <style:style style:name="Tablo5.A" style:family="table-column">
      <style:table-column-properties style:column-width="5.667cm" style:rel-column-width="21845*"/>
    </style:style>
    <style:style style:name="Tablo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o5.C1" style:family="table-cell">
      <style:table-cell-properties style:vertical-align="middle" fo:padding="0.097cm" fo:border="0.002cm solid #000000"/>
    </style:style>
    <style:style style:name="Tablo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o5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3" style:family="paragraph" style:parent-style-name="Text_20_body">
      <style:text-properties officeooo:rsid="00404696" officeooo:paragraph-rsid="00404696"/>
    </style:style>
    <style:style style:name="P4" style:family="paragraph" style:parent-style-name="Text_20_body">
      <style:text-properties officeooo:rsid="004bd838" officeooo:paragraph-rsid="004bd838"/>
    </style:style>
    <style:style style:name="P5" style:family="paragraph" style:parent-style-name="Table_20_Contents">
      <style:paragraph-properties fo:text-align="start" style:justify-single-word="false"/>
      <style:text-properties style:font-name="FreeMono" fo:font-size="5.5pt" officeooo:paragraph-rsid="00319d31" style:font-size-asian="5.5pt" style:font-size-complex="5.5pt"/>
    </style:style>
    <style:style style:name="P6" style:family="paragraph" style:parent-style-name="Table_20_Contents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7" style:family="paragraph" style:parent-style-name="Table_20_Contents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8" style:family="paragraph" style:parent-style-name="Table_20_Contents">
      <style:paragraph-properties fo:text-align="start" style:justify-single-word="false"/>
      <style:text-properties style:font-name="FreeMono" fo:font-size="5.5pt" officeooo:rsid="001b817b" officeooo:paragraph-rsid="001b817b" style:font-size-asian="5.5pt" style:font-size-complex="5.5pt"/>
    </style:style>
    <style:style style:name="P9" style:family="paragraph" style:parent-style-name="Table_20_Contents">
      <style:paragraph-properties fo:text-align="start" style:justify-single-word="false"/>
      <style:text-properties style:font-name="FreeMono" fo:font-size="5.5pt" officeooo:rsid="001b817b" officeooo:paragraph-rsid="004a9d5e" style:font-size-asian="5.5pt" style:font-size-complex="5.5pt"/>
    </style:style>
    <style:style style:name="P10" style:family="paragraph" style:parent-style-name="Table_20_Contents">
      <style:paragraph-properties fo:text-align="start" style:justify-single-word="false"/>
      <style:text-properties style:font-name="FreeMono" fo:font-size="5.5pt" officeooo:paragraph-rsid="00336b29" fo:background-color="#00ffff" style:font-size-asian="5.5pt" style:font-size-complex="5.5pt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5.5pt" officeooo:paragraph-rsid="004a9d5e" fo:background-color="#00ffff" style:font-size-asian="5.5pt" style:font-size-complex="5.5pt"/>
    </style:style>
    <style:style style:name="P12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b817b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c003e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e89f7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fb6e1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4a9d5e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officeooo:paragraph-rsid="002ad6e0" style:font-size-asian="8pt" style:font-size-complex="8pt"/>
    </style:style>
    <style:style style:name="P19" style:family="paragraph" style:parent-style-name="Table_20_Contents">
      <style:text-properties fo:font-size="8pt" officeooo:paragraph-rsid="004a9d5e" style:font-size-asian="8pt" style:font-size-complex="8pt"/>
    </style:style>
    <style:style style:name="P20" style:family="paragraph" style:parent-style-name="Table_20_Contents">
      <style:text-properties fo:font-size="8pt" officeooo:rsid="002ed217" officeooo:paragraph-rsid="002ed217" style:font-size-asian="8pt" style:font-size-complex="8pt"/>
    </style:style>
    <style:style style:name="P21" style:family="paragraph" style:parent-style-name="Table_20_Contents">
      <style:text-properties fo:font-size="8pt" officeooo:rsid="002ed217" officeooo:paragraph-rsid="004a9d5e" style:font-size-asian="8pt" style:font-size-complex="8pt"/>
    </style:style>
    <style:style style:name="P22" style:family="paragraph" style:parent-style-name="Table_20_Contents">
      <style:text-properties fo:font-size="8pt" officeooo:rsid="0027f5b2" officeooo:paragraph-rsid="0027f5b2" style:font-size-asian="8pt" style:font-size-complex="8pt"/>
    </style:style>
    <style:style style:name="P23" style:family="paragraph" style:parent-style-name="Table_20_Contents">
      <style:text-properties fo:font-size="8pt" officeooo:rsid="0027f5b2" officeooo:paragraph-rsid="004a9d5e" style:font-size-asian="8pt" style:font-size-complex="8pt"/>
    </style:style>
    <style:style style:name="P24" style:family="paragraph" style:parent-style-name="Table_20_Contents">
      <style:text-properties fo:font-size="8pt" officeooo:rsid="002cc9f0" officeooo:paragraph-rsid="002cc9f0" style:font-size-asian="8pt" style:font-size-complex="8pt"/>
    </style:style>
    <style:style style:name="P25" style:family="paragraph" style:parent-style-name="Table_20_Contents">
      <style:text-properties fo:font-size="8pt" officeooo:rsid="002cc9f0" officeooo:paragraph-rsid="004a9d5e" style:font-size-asian="8pt" style:font-size-complex="8pt"/>
    </style:style>
    <style:style style:name="P26" style:family="paragraph" style:parent-style-name="Table_20_Contents">
      <style:text-properties fo:font-size="8pt" officeooo:rsid="002df4ad" officeooo:paragraph-rsid="002df4ad" style:font-size-asian="8pt" style:font-size-complex="8pt"/>
    </style:style>
    <style:style style:name="P27" style:family="paragraph" style:parent-style-name="Table_20_Contents">
      <style:text-properties fo:font-size="8pt" officeooo:rsid="002df4ad" officeooo:paragraph-rsid="004a9d5e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weight="bold" officeooo:rsid="003c796e" officeooo:paragraph-rsid="003c796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3c796e" officeooo:paragraph-rsid="003c796e" style:font-weight-asian="bold" style:font-weight-complex="bold"/>
    </style:style>
    <style:style style:name="P30" style:family="paragraph" style:parent-style-name="Table_20_Contents">
      <style:text-properties fo:font-weight="bold" officeooo:rsid="003ec229" officeooo:paragraph-rsid="003ec229" style:font-weight-asian="bold" style:font-weight-complex="bold"/>
    </style:style>
    <style:style style:name="P31" style:family="paragraph" style:parent-style-name="Table_20_Contents">
      <style:text-properties fo:font-weight="bold" officeooo:rsid="004d6014" officeooo:paragraph-rsid="004d6014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officeooo:rsid="003d35b8" officeooo:paragraph-rsid="003d35b8"/>
    </style:style>
    <style:style style:name="P33" style:family="paragraph" style:parent-style-name="Text_20_body" style:list-style-name="">
      <style:text-properties officeooo:rsid="00497628" officeooo:paragraph-rsid="00747ba2"/>
    </style:style>
    <style:style style:name="P34" style:family="paragraph" style:parent-style-name="Text_20_body" style:list-style-name="L1">
      <style:paragraph-properties fo:text-align="justify" style:justify-single-word="false"/>
      <style:text-properties officeooo:paragraph-rsid="006c667d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paragraph-rsid="006eaeb8"/>
    </style:style>
    <style:style style:name="P36" style:family="paragraph" style:parent-style-name="Text_20_body">
      <style:text-properties officeooo:paragraph-rsid="006a6fcf"/>
    </style:style>
    <style:style style:name="P37" style:family="paragraph" style:parent-style-name="Text_20_body">
      <style:text-properties officeooo:paragraph-rsid="00747ba2"/>
    </style:style>
    <style:style style:name="P38" style:family="paragraph" style:parent-style-name="Text_20_body">
      <style:text-properties officeooo:paragraph-rsid="00768a11"/>
    </style:style>
    <style:style style:name="P39" style:family="paragraph" style:parent-style-name="Table_20_Contents">
      <style:text-properties officeooo:rsid="00502c3b" officeooo:paragraph-rsid="00502c3b"/>
    </style:style>
    <style:style style:name="P40" style:family="paragraph" style:parent-style-name="Table_20_Contents">
      <style:text-properties officeooo:rsid="00502c3b" officeooo:paragraph-rsid="0065459b"/>
    </style:style>
    <style:style style:name="P41" style:family="paragraph" style:parent-style-name="Table_20_Contents">
      <style:text-properties officeooo:rsid="00502c3b" officeooo:paragraph-rsid="00671513"/>
    </style:style>
    <style:style style:name="P42" style:family="paragraph" style:parent-style-name="Table_20_Contents">
      <style:text-properties officeooo:rsid="00502c3b" officeooo:paragraph-rsid="006884b8"/>
    </style:style>
    <style:style style:name="P43" style:family="paragraph" style:parent-style-name="Table_20_Contents">
      <style:text-properties officeooo:rsid="00506fa6" officeooo:paragraph-rsid="00502c3b"/>
    </style:style>
    <style:style style:name="P44" style:family="paragraph" style:parent-style-name="Table_20_Contents">
      <style:text-properties officeooo:rsid="00506fa6" officeooo:paragraph-rsid="00506fa6"/>
    </style:style>
    <style:style style:name="P45" style:family="paragraph" style:parent-style-name="Table_20_Contents">
      <style:text-properties officeooo:rsid="00562cae" officeooo:paragraph-rsid="006884b8"/>
    </style:style>
    <style:style style:name="P46" style:family="paragraph" style:parent-style-name="Table_20_Contents">
      <style:text-properties officeooo:rsid="005928b7" officeooo:paragraph-rsid="006884b8"/>
    </style:style>
    <style:style style:name="P47" style:family="paragraph" style:parent-style-name="Table_20_Contents">
      <style:text-properties officeooo:rsid="005c9f1d" officeooo:paragraph-rsid="006884b8"/>
    </style:style>
    <style:style style:name="P48" style:family="paragraph" style:parent-style-name="Table_20_Contents">
      <style:text-properties officeooo:rsid="005d5d4a" officeooo:paragraph-rsid="006884b8"/>
    </style:style>
    <style:style style:name="P49" style:family="paragraph" style:parent-style-name="Table_20_Contents">
      <style:text-properties officeooo:paragraph-rsid="00671513"/>
    </style:style>
    <style:style style:name="P50" style:family="paragraph" style:parent-style-name="Table_20_Contents">
      <style:text-properties officeooo:paragraph-rsid="006884b8"/>
    </style:style>
    <style:style style:name="P51" style:family="paragraph" style:parent-style-name="Table_20_Contents">
      <style:paragraph-properties fo:text-align="end" style:justify-single-word="false"/>
      <style:text-properties fo:color="#808080" officeooo:rsid="003d35b8" officeooo:paragraph-rsid="0068ad51"/>
    </style:style>
    <style:style style:name="P52" style:family="paragraph" style:parent-style-name="Table_20_Contents">
      <style:text-properties fo:color="#808080" officeooo:rsid="005d5d4a" officeooo:paragraph-rsid="0068ad51"/>
    </style:style>
    <style:style style:name="P5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71d89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paragraph-rsid="0071d897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FreeMono" fo:font-size="12pt" fo:font-weight="bold" officeooo:paragraph-rsid="0076bcd7" style:font-size-asian="10.5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FreeMono" fo:font-size="12pt" fo:font-weight="bold" officeooo:paragraph-rsid="0078b09d" style:font-size-asian="10.5pt" style:font-weight-asian="bold" style:font-size-complex="12pt" style:font-weight-complex="bold"/>
    </style:style>
    <style:style style:name="P60" style:family="paragraph" style:parent-style-name="Heading_20_1">
      <style:text-properties officeooo:rsid="00404696" officeooo:paragraph-rsid="00404696"/>
    </style:style>
    <style:style style:name="P61" style:family="paragraph" style:parent-style-name="Heading_20_1">
      <style:text-properties officeooo:rsid="0038901e" officeooo:paragraph-rsid="0038901e"/>
    </style:style>
    <style:style style:name="P62" style:family="paragraph" style:parent-style-name="Heading_20_1">
      <style:text-properties officeooo:rsid="00497628" officeooo:paragraph-rsid="006a6fcf"/>
    </style:style>
    <style:style style:name="P63" style:family="paragraph" style:parent-style-name="Heading_20_1">
      <style:text-properties officeooo:rsid="0042396c" officeooo:paragraph-rsid="00768a11"/>
    </style:style>
    <style:style style:name="P64" style:family="paragraph" style:parent-style-name="Heading_20_1">
      <style:text-properties officeooo:paragraph-rsid="004bd838"/>
    </style:style>
    <style:style style:name="P65" style:family="paragraph" style:parent-style-name="Heading_20_1">
      <style:text-properties officeooo:paragraph-rsid="006a6fcf"/>
    </style:style>
    <style:style style:name="P66" style:family="paragraph" style:parent-style-name="Heading_20_1">
      <style:text-properties officeooo:paragraph-rsid="00747ba2"/>
    </style:style>
    <style:style style:name="T1" style:family="text">
      <style:text-properties officeooo:rsid="001b817b"/>
    </style:style>
    <style:style style:name="T2" style:family="text">
      <style:text-properties officeooo:rsid="001b817b" fo:background-color="#00ffff"/>
    </style:style>
    <style:style style:name="T3" style:family="text">
      <style:text-properties fo:font-weight="bold" officeooo:rsid="001b817b" fo:background-color="#00ff00" style:font-weight-asian="bold" style:font-weight-complex="bold"/>
    </style:style>
    <style:style style:name="T4" style:family="text">
      <style:text-properties fo:font-weight="bold" officeooo:rsid="001b817b" fo:background-color="transparent" style:font-weight-asian="bold" style:font-weight-complex="bold"/>
    </style:style>
    <style:style style:name="T5" style:family="text">
      <style:text-properties fo:font-weight="bold" officeooo:rsid="0071d897" style:font-weight-asian="bold" style:font-weight-complex="bold"/>
    </style:style>
    <style:style style:name="T6" style:family="text">
      <style:text-properties officeooo:rsid="0026b1f3"/>
    </style:style>
    <style:style style:name="T7" style:family="text">
      <style:text-properties officeooo:rsid="002ad6e0"/>
    </style:style>
    <style:style style:name="T8" style:family="text">
      <style:text-properties officeooo:rsid="002c3e9a"/>
    </style:style>
    <style:style style:name="T9" style:family="text">
      <style:text-properties officeooo:rsid="001b817b" fo:background-color="#ff00ff"/>
    </style:style>
    <style:style style:name="T10" style:family="text">
      <style:text-properties officeooo:rsid="001b817b" fo:background-color="transparent"/>
    </style:style>
    <style:style style:name="T11" style:family="text">
      <style:text-properties fo:font-weight="normal" officeooo:rsid="001b817b" fo:background-color="transparent" style:font-weight-asian="normal" style:font-weight-complex="normal"/>
    </style:style>
    <style:style style:name="T12" style:family="text">
      <style:text-properties officeooo:rsid="0042396c"/>
    </style:style>
    <style:style style:name="T13" style:family="text">
      <style:text-properties officeooo:rsid="00446984"/>
    </style:style>
    <style:style style:name="T14" style:family="text">
      <style:text-properties officeooo:rsid="00475c27"/>
    </style:style>
    <style:style style:name="T15" style:family="text">
      <style:text-properties officeooo:rsid="00497628"/>
    </style:style>
    <style:style style:name="T16" style:family="text">
      <style:text-properties officeooo:rsid="0060aa6c"/>
    </style:style>
    <style:style style:name="T17" style:family="text">
      <style:text-properties officeooo:rsid="00646734"/>
    </style:style>
    <style:style style:name="T18" style:family="text">
      <style:text-properties officeooo:rsid="0065459b"/>
    </style:style>
    <style:style style:name="T19" style:family="text">
      <style:text-properties officeooo:rsid="00671513"/>
    </style:style>
    <style:style style:name="T20" style:family="text">
      <style:text-properties officeooo:rsid="006884b8"/>
    </style:style>
    <style:style style:name="T21" style:family="text">
      <style:text-properties officeooo:rsid="0068ad51"/>
    </style:style>
    <style:style style:name="T22" style:family="text">
      <style:text-properties officeooo:rsid="004bd838"/>
    </style:style>
    <style:style style:name="T23" style:family="text">
      <style:text-properties officeooo:rsid="006c667d"/>
    </style:style>
    <style:style style:name="T24" style:family="text">
      <style:text-properties officeooo:rsid="006eaeb8"/>
    </style:style>
    <style:style style:name="T25" style:family="text">
      <style:text-properties officeooo:rsid="00430e6e"/>
    </style:style>
    <style:style style:name="T26" style:family="text">
      <style:text-properties officeooo:rsid="0071d897"/>
    </style:style>
    <style:style style:name="T27" style:family="text">
      <style:text-properties officeooo:rsid="0076bcd7"/>
    </style:style>
    <style:style style:name="T28" style:family="text">
      <style:text-properties officeooo:rsid="0078b09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" table:style-name="Tablo1">
        <table:table-column table:style-name="Tablo1.A" table:number-columns-repeated="5"/>
        <table:table-column table:style-name="Tablo1.F"/>
        <table:table-row>
          <table:table-cell table:style-name="Tablo1.A1" office:value-type="string">
            <text:p text:style-name="P12">ŞUBAT</text:p>
            <text:p text:style-name="P8"><text:s text:c="3"/>Pz Sa Ça Pe Cu Ct Pa</text:p>
            <text:p text:style-name="P5"><text:span text:style-name="T10"><text:s text:c="3"/></text:span><text:span text:style-name="T2"><text:s/>7 <text:s/>8 <text:s/>9 10 11 12 13</text:span><text:span text:style-name="T1"> </text:span></text:p>
            <text:p text:style-name="P6"><text:span text:style-name="T4"><text:s/>1</text:span><text:span text:style-name="T11">:</text:span><text:span text:style-name="T3">14</text:span><text:span text:style-name="T1"> 15 16 17 18 19 20</text:span></text:p>
            <text:p text:style-name="P6"><text:span text:style-name="T10"><text:s/></text:span><text:span text:style-name="T4">2</text:span><text:span text:style-name="T10">:</text:span><text:span text:style-name="T1">21 22 23 24 25 26 27</text:span></text:p>
            <text:p text:style-name="P6"><text:span text:style-name="T10"><text:s/></text:span><text:span text:style-name="T4">3</text:span><text:span text:style-name="T10">:</text:span><text:span text:style-name="T1">28 <text:s/>1 <text:s/>2 <text:s/>3 <text:s/>4 <text:s/>5 <text:s/>6</text:span></text:p>
          </table:table-cell>
          <table:table-cell table:style-name="Tablo1.A1" office:value-type="string">
            <text:p text:style-name="P13">MART</text:p>
            <text:p text:style-name="P6"><text:span text:style-name="T10"><text:s text:c="3"/></text:span><text:span text:style-name="T1">Pz Sa Ça Pe Cu Ct Pa</text:span></text:p>
            <text:p text:style-name="P6"><text:span text:style-name="T10"><text:s/></text:span><text:span text:style-name="T4">4</text:span><text:span text:style-name="T10">:</text:span><text:span text:style-name="T1"> 7 <text:s/>8 <text:s/>9 10 11 12 13</text:span></text:p>
            <text:p text:style-name="P1"><text:span text:style-name="T10"><text:s/></text:span><text:span text:style-name="T4">5</text:span><text:span text:style-name="T10">:</text:span><text:span text:style-name="T1">14 15 16 17 18 19 20</text:span></text:p>
            <text:p text:style-name="P6"><text:span text:style-name="T10"><text:s/></text:span><text:span text:style-name="T4">6</text:span><text:span text:style-name="T10">:</text:span><text:span text:style-name="T1">21 22 23 24 25 26 27</text:span></text:p>
            <text:p text:style-name="P6"><text:span text:style-name="T10"><text:s/></text:span><text:span text:style-name="T4">7</text:span><text:span text:style-name="T10">:</text:span><text:span text:style-name="T1">28 29 30 31 <text:s/>1 <text:s/>2 <text:s/>3</text:span></text:p>
          </table:table-cell>
          <table:table-cell table:style-name="Tablo1.A1" office:value-type="string">
            <text:p text:style-name="P14">NİSAN</text:p>
            <text:p text:style-name="P6"><text:span text:style-name="T10"><text:s text:c="3"/></text:span><text:span text:style-name="T1">Pz Sa Ça Pe Cu Ct Pa</text:span></text:p>
            <text:p text:style-name="P6"><text:span text:style-name="T10"><text:s/></text:span><text:span text:style-name="T4">8</text:span><text:span text:style-name="T10">:</text:span><text:span text:style-name="T1"> 4 <text:s/>5 <text:s/>6 <text:s/>7 <text:s/>8 <text:s/></text:span><text:span text:style-name="T2">9 10</text:span></text:p>
            <text:p text:style-name="P10"><text:span text:style-name="T4"><text:s/>9</text:span><text:span text:style-name="T10">:</text:span><text:span text:style-name="T1">11 12 13 14 15 16 17</text:span></text:p>
            <text:p text:style-name="P6"><text:span text:style-name="T4">10</text:span><text:span text:style-name="T10">:</text:span><text:span text:style-name="T1">18 19 20 21 22 23 24</text:span></text:p>
            <text:p text:style-name="P6"><text:span text:style-name="T4">11</text:span><text:span text:style-name="T10">:</text:span><text:span text:style-name="T1">25 26 27 28 29 30 <text:s/>1</text:span></text:p>
          </table:table-cell>
          <table:table-cell table:style-name="Tablo1.A1" office:value-type="string">
            <text:p text:style-name="P15">MAYIS</text:p>
            <text:p text:style-name="P6"><text:span text:style-name="T10"><text:s text:c="3"/></text:span><text:span text:style-name="T1">Pz Sa Ça Pe Cu Ct Pa</text:span></text:p>
            <text:p text:style-name="P6"><text:span text:style-name="T4">12</text:span><text:span text:style-name="T10">:</text:span><text:span text:style-name="T1"> 2 <text:s/>3 <text:s/>4 <text:s/>5 <text:s/>6 <text:s/>7 <text:s/>8</text:span></text:p>
            <text:p text:style-name="P6"><text:span text:style-name="T4">13</text:span><text:span text:style-name="T10">:</text:span><text:span text:style-name="T1"> 9 10 11 12 13 14 15</text:span></text:p>
            <text:p text:style-name="P6"><text:span text:style-name="T4">14</text:span><text:span text:style-name="T10">:</text:span><text:span text:style-name="T1">16 17 18 </text:span><text:span text:style-name="T9">19</text:span><text:span text:style-name="T1"> 20 21 </text:span><text:span text:style-name="T3">22</text:span></text:p>
            <text:p text:style-name="P10"><text:span text:style-name="T10"><text:s text:c="3"/></text:span><text:span text:style-name="T1">23 24 25 26 27 28 29</text:span></text:p>
            <text:p text:style-name="P10"><text:span text:style-name="T10"><text:s text:c="3"/></text:span><text:span text:style-name="T1">30 31 <text:s/>1 <text:s/>2 <text:s/>3 <text:s/>4 <text:s/>5</text:span></text:p>
          </table:table-cell>
          <table:table-cell table:style-name="Tablo1.A1" office:value-type="string">
            <text:p text:style-name="P15">HAZİRAN</text:p>
            <text:p text:style-name="P6"><text:span text:style-name="T10"><text:s text:c="3"/></text:span><text:span text:style-name="T1">Pz Sa Ça Pe Cu Ct Pa</text:span></text:p>
            <text:p text:style-name="P6"><text:span text:style-name="T10"><text:s text:c="3"/></text:span><text:span text:style-name="T1"><text:s/>6 <text:s/>7 <text:s/></text:span><text:span text:style-name="T3">8</text:span><text:span text:style-name="T1"> <text:s/>9 10 11 12</text:span></text:p>
            <text:p text:style-name="P10"><text:span text:style-name="T10"><text:s text:c="3"/></text:span><text:span text:style-name="T1">13 14 15 16 17 18 19</text:span></text:p>
            <text:p text:style-name="P10"><text:span text:style-name="T10"><text:s text:c="3"/></text:span><text:span text:style-name="T1">20 21 22 23 24 25 26</text:span></text:p>
            <text:p text:style-name="P6"><text:span text:style-name="T10"><text:s text:c="3"/></text:span><text:span text:style-name="T1">27 28 </text:span><text:span text:style-name="T3">29</text:span><text:span text:style-name="T1"> 30 <text:s/>1 <text:s/>2 <text:s/>3</text:span></text:p>
          </table:table-cell>
          <table:table-cell table:style-name="Tablo1.F1" table:number-rows-spanned="2" office:value-type="string">
            <text:p text:style-name="P58"><text:span text:style-name="T27">BM</text:span></text:p>
            <text:p text:style-name="P59"><text:span text:style-name="T27">607</text:span></text:p>
            <text:p text:style-name="P59"><text:span text:style-name="T28">DIP</text:span><text:span text:style-name="T27">2</text:span></text:p>
          </table:table-cell>
        </table:table-row>
        <table:table-row>
          <table:table-cell table:style-name="Tablo1.A2" office:value-type="string">
            <text:p text:style-name="P17">7-14 Ders kayıtları</text:p>
            <text:p text:style-name="P17"><text:s text:c="4"/>14 D<text:span text:style-name="T6">e</text:span>rslerin başla.</text:p>
          </table:table-cell>
          <table:table-cell table:style-name="Tablo1.A2" office:value-type="string">
            <text:p text:style-name="P17"/>
          </table:table-cell>
          <table:table-cell table:style-name="Tablo1.A2" office:value-type="string">
            <text:p text:style-name="P17">9-17 Arasınav</text:p>
          </table:table-cell>
          <table:table-cell table:style-name="Tablo1.A2" office:value-type="string">
            <text:p text:style-name="P20"><text:s text:c="5"/>19 Mayıs</text:p>
            <text:p text:style-name="P22"><text:s text:c="5"/>22 Derslerin bit.</text:p>
            <text:p text:style-name="P18"><text:span text:style-name="T7">23-05 </text:span><text:span text:style-name="T8">Final</text:span><text:span text:style-name="T7"> sınav</text:span><text:span text:style-name="T8">ı</text:span></text:p>
          </table:table-cell>
          <table:table-cell table:style-name="Tablo1.A2" office:value-type="string">
            <text:p text:style-name="P24"><text:s text:c="7"/>8 Final not son tar.</text:p>
            <text:p text:style-name="P26">13-26 Bütünleme</text:p>
            <text:p text:style-name="P26"><text:s text:c="6"/>29 Büt.not son.tar.</text:p>
          </table:table-cell>
          <table:covered-table-cell/>
        </table:table-row>
      </table:table>
      <text:h text:style-name="P60" text:outline-level="1">Açıklama</text:h>
      <text:p text:style-name="P3"/>
      <text:h text:style-name="P61" text:outline-level="1">Müfredat</text:h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row>
          <table:table-cell table:style-name="Tablo2.A1" office:value-type="string">
            <text:p text:style-name="P28">Haf</text:p>
          </table:table-cell>
          <table:table-cell table:style-name="Tablo2.A1" office:value-type="string">
            <text:p text:style-name="P29">Konu</text:p>
          </table:table-cell>
          <table:table-cell table:style-name="Tablo2.A1" office:value-type="string">
            <text:p text:style-name="P29">Dur</text:p>
          </table:table-cell>
          <table:table-cell table:style-name="Tablo2.D1" office:value-type="string">
            <text:p text:style-name="P29">Yorum</text:p>
          </table:table-cell>
        </table:table-row>
        <table:table-row>
          <table:table-cell table:style-name="Tablo2.A2" office:value-type="float" office:value="1">
            <text:p text:style-name="P32">1</text:p>
          </table:table-cell>
          <table:table-cell table:style-name="Tablo2.B2" office:value-type="string">
            <text:p text:style-name="P40"><text:span text:style-name="T18">Giriş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>
            <text:p text:style-name="P39"/>
          </table:table-cell>
        </table:table-row>
        <table:table-row>
          <table:table-cell table:style-name="Tablo2.A2" office:value-type="float" office:value="2">
            <text:p text:style-name="P32">2</text:p>
          </table:table-cell>
          <table:table-cell table:style-name="Tablo2.B2" office:value-type="string">
            <text:p text:style-name="P40"><text:span text:style-name="T18">DIPimage + github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39"/>
          </table:table-cell>
        </table:table-row>
        <table:table-row>
          <table:table-cell table:style-name="Tablo2.A2" office:value-type="float" office:value="3">
            <text:p text:style-name="P32">3</text:p>
          </table:table-cell>
          <table:table-cell table:style-name="Tablo2.B2" office:value-type="string">
            <text:p text:style-name="P41"><text:span text:style-name="T19">Nokta İşlemleri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39"/>
          </table:table-cell>
        </table:table-row>
        <table:table-row>
          <table:table-cell table:style-name="Tablo2.A2" office:value-type="float" office:value="4">
            <text:p text:style-name="P32">4</text:p>
          </table:table-cell>
          <table:table-cell table:style-name="Tablo2.B2" office:value-type="string">
            <text:p text:style-name="P41"><text:span text:style-name="T19">Eşikleme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39"/>
          </table:table-cell>
        </table:table-row>
        <table:table-row table:style-name="Tablo2.6">
          <table:table-cell table:style-name="Tablo2.A2" office:value-type="float" office:value="5">
            <text:p text:style-name="P32">5</text:p>
          </table:table-cell>
          <table:table-cell table:style-name="Tablo2.B2" office:value-type="string">
            <text:p text:style-name="P49"><text:span text:style-name="T19">Şekilbilimsel Görüntü İşleme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39"/>
          </table:table-cell>
        </table:table-row>
        <table:table-row>
          <table:table-cell table:style-name="Tablo2.A2" office:value-type="float" office:value="6">
            <text:p text:style-name="P32">6</text:p>
          </table:table-cell>
          <table:table-cell table:style-name="Tablo2.B2" office:value-type="string">
            <text:p text:style-name="P42"><text:span text:style-name="T20">Filtreleme ve Katlama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3"/>
          </table:table-cell>
        </table:table-row>
        <table:table-row>
          <table:table-cell table:style-name="Tablo2.A2" office:value-type="float" office:value="7">
            <text:p text:style-name="P32">7</text:p>
          </table:table-cell>
          <table:table-cell table:style-name="Tablo2.B2" office:value-type="string">
            <text:p text:style-name="P45"><text:span text:style-name="T20">Renkli Görüntü İşleme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4"/>
          </table:table-cell>
        </table:table-row>
        <table:table-row>
          <table:table-cell table:style-name="Tablo2.A2" office:value-type="float" office:value="8">
            <text:p text:style-name="P32">8</text:p>
          </table:table-cell>
          <table:table-cell table:style-name="Tablo2.B2" office:value-type="string">
            <text:p text:style-name="P50"><text:span text:style-name="T20">Öznitelik Algılama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  <table:table-row>
          <table:table-cell table:style-name="Tablo2.A2" office:value-type="float" office:value="9">
            <text:p text:style-name="P32">9</text:p>
          </table:table-cell>
          <table:table-cell table:style-name="Tablo2.B2" office:value-type="string">
            <text:p text:style-name="P30">ARASINAV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30"/>
          </table:table-cell>
        </table:table-row>
        <table:table-row>
          <table:table-cell table:style-name="Tablo2.A2" office:value-type="float" office:value="10">
            <text:p text:style-name="P32">10</text:p>
          </table:table-cell>
          <table:table-cell table:style-name="Tablo2.B2" office:value-type="string">
            <text:p text:style-name="P46"><text:span text:style-name="T20">Ölçek-uzay Öznitelik Algılama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  <table:table-row>
          <table:table-cell table:style-name="Tablo2.A2" office:value-type="float" office:value="11">
            <text:p text:style-name="P32">11</text:p>
          </table:table-cell>
          <table:table-cell table:style-name="Tablo2.B2" office:value-type="string">
            <text:p text:style-name="P50"><text:span text:style-name="T20">Resim Eşleme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  <table:table-row>
          <table:table-cell table:style-name="Tablo2.A2" office:value-type="float" office:value="12">
            <text:p text:style-name="P32">12</text:p>
          </table:table-cell>
          <table:table-cell table:style-name="Tablo2.B2" office:value-type="string">
            <text:p text:style-name="P47"><text:span text:style-name="T20">Dönüşüm Düzlemi Yöntemleri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  <table:table-row>
          <table:table-cell table:style-name="Tablo2.A2" office:value-type="float" office:value="13">
            <text:p text:style-name="P32">13</text:p>
          </table:table-cell>
          <table:table-cell table:style-name="Tablo2.B2" office:value-type="string">
            <text:p text:style-name="P48"><text:span text:style-name="T20">Bölütleme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  <table:table-row>
          <table:table-cell table:style-name="Tablo2.A2" office:value-type="float" office:value="14">
            <text:p text:style-name="P32">14</text:p>
          </table:table-cell>
          <table:table-cell table:style-name="Tablo2.B2" office:value-type="string">
            <text:p text:style-name="P48"><text:span text:style-name="T20">Temsil ve Tanımlama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</table:table>
      <text:h text:style-name="P65" text:outline-level="1"><text:span text:style-name="T25">Değerlendirme</text:span></text:h>
      <table:table table:name="Tablo5" table:style-name="Tablo5">
        <table:table-column table:style-name="Tablo5.A" table:number-columns-repeated="3"/>
        <table:table-row>
          <table:table-cell table:style-name="Tablo5.A1" table:number-rows-spanned="6" office:value-type="string">
            <text:p text:style-name="P56"><text:span text:style-name="T5">40</text:span><text:span text:style-name="T26">: Arasınav</text:span></text:p>
          </table:table-cell>
          <table:table-cell table:style-name="Tablo5.A1" table:number-rows-spanned="3" office:value-type="string">
            <text:p text:style-name="P56"><text:span text:style-name="T5">75</text:span><text:span text:style-name="T26">: konu anlatım</text:span></text:p>
          </table:table-cell>
          <table:table-cell table:style-name="Tablo5.C1" office:value-type="string">
            <text:p text:style-name="P57"><text:span text:style-name="T5">50</text:span><text:span text:style-name="T26">: teknik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7"><text:span text:style-name="T5">25</text:span><text:span text:style-name="T26">: rapor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7"><text:span text:style-name="T5">25</text:span><text:span text:style-name="T26">: sunu/demo</text:span></text:p>
          </table:table-cell>
        </table:table-row>
        <table:table-row>
          <table:covered-table-cell/>
          <table:table-cell table:style-name="Tablo5.A2" table:number-rows-spanned="3" office:value-type="string">
            <text:p text:style-name="P56"><text:span text:style-name="T5">25</text:span><text:span text:style-name="T26">: proje önerisi</text:span></text:p>
          </table:table-cell>
          <table:table-cell table:style-name="Tablo5.C2" office:value-type="string">
            <text:p text:style-name="P57"><text:span text:style-name="T5">10</text:span><text:span text:style-name="T26">: başlık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7"><text:span text:style-name="T5">75</text:span><text:span text:style-name="T26">: amaç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7"><text:span text:style-name="T5">15</text:span><text:span text:style-name="T26">: referans</text:span></text:p>
          </table:table-cell>
        </table:table-row>
        <table:table-row>
          <table:table-cell table:style-name="Tablo5.A2" table:number-rows-spanned="3" office:value-type="string">
            <text:p text:style-name="P56"><text:span text:style-name="T5">60</text:span><text:span text:style-name="T26">: Dönemsonu</text:span></text:p>
          </table:table-cell>
          <table:table-cell table:style-name="Tablo5.A2" table:number-rows-spanned="3" office:value-type="string">
            <text:p text:style-name="P55"/>
          </table:table-cell>
          <table:table-cell table:style-name="Tablo5.C2" office:value-type="string">
            <text:p text:style-name="P57"><text:span text:style-name="T5">50:</text:span><text:span text:style-name="T26"> teknik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7"><text:span text:style-name="T5">25</text:span><text:span text:style-name="T26">: rapor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57"><text:span text:style-name="T5">25</text:span><text:span text:style-name="T26">: sunu/demo</text:span></text:p>
          </table:table-cell>
        </table:table-row>
      </table:table>
      <table:table table:name="Tablo3" table:style-name="Tablo3">
        <table:table-column table:style-name="Tablo3.A" table:number-columns-repeated="5"/>
        <table:table-row>
          <table:table-cell table:style-name="Tablo3.A1" office:value-type="string">
            <text:p text:style-name="P16">ŞUBAT</text:p>
            <text:p text:style-name="P9"><text:s text:c="3"/>Pz Sa Ça Pe Cu Ct Pa</text:p>
            <text:p text:style-name="P7"><text:span text:style-name="T10"><text:s text:c="3"/></text:span><text:span text:style-name="T2"><text:s/>7 <text:s/>8 <text:s/>9 10 11 12 13</text:span><text:span text:style-name="T1"> </text:span></text:p>
            <text:p text:style-name="P7"><text:span text:style-name="T4"><text:s/>1</text:span><text:span text:style-name="T11">:</text:span><text:span text:style-name="T3">14</text:span><text:span text:style-name="T1"> 15 16 17 18 19 20</text:span></text:p>
            <text:p text:style-name="P7"><text:span text:style-name="T10"><text:s/></text:span><text:span text:style-name="T4">2</text:span><text:span text:style-name="T10">:</text:span><text:span text:style-name="T1">21 22 23 24 25 26 27</text:span></text:p>
            <text:p text:style-name="P7"><text:span text:style-name="T10"><text:s/></text:span><text:span text:style-name="T4">3</text:span><text:span text:style-name="T10">:</text:span><text:span text:style-name="T1">28 <text:s/>1 <text:s/>2 <text:s/>3 <text:s/>4 <text:s/>5 <text:s/>6</text:span></text:p>
          </table:table-cell>
          <table:table-cell table:style-name="Tablo3.A1" office:value-type="string">
            <text:p text:style-name="P16">MART</text:p>
            <text:p text:style-name="P7"><text:span text:style-name="T10"><text:s text:c="3"/></text:span><text:span text:style-name="T1">Pz Sa Ça Pe Cu Ct Pa</text:span></text:p>
            <text:p text:style-name="P7"><text:span text:style-name="T10"><text:s/></text:span><text:span text:style-name="T4">4</text:span><text:span text:style-name="T10">:</text:span><text:span text:style-name="T1"> 7 <text:s/>8 <text:s/>9 10 11 12 13</text:span></text:p>
            <text:p text:style-name="P2"><text:span text:style-name="T10"><text:s/></text:span><text:span text:style-name="T4">5</text:span><text:span text:style-name="T10">:</text:span><text:span text:style-name="T1">14 15 16 17 18 19 20</text:span></text:p>
            <text:p text:style-name="P7"><text:span text:style-name="T10"><text:s/></text:span><text:span text:style-name="T4">6</text:span><text:span text:style-name="T10">:</text:span><text:span text:style-name="T1">21 22 23 24 25 26 27</text:span></text:p>
            <text:p text:style-name="P7"><text:span text:style-name="T10"><text:s/></text:span><text:span text:style-name="T4">7</text:span><text:span text:style-name="T10">:</text:span><text:span text:style-name="T1">28 29 30 31 <text:s/>1 <text:s/>2 <text:s/>3</text:span></text:p>
          </table:table-cell>
          <table:table-cell table:style-name="Tablo3.A1" office:value-type="string">
            <text:p text:style-name="P16">NİSAN</text:p>
            <text:p text:style-name="P7"><text:span text:style-name="T10"><text:s text:c="3"/></text:span><text:span text:style-name="T1">Pz Sa Ça Pe Cu Ct Pa</text:span></text:p>
            <text:p text:style-name="P7"><text:span text:style-name="T10"><text:s/></text:span><text:span text:style-name="T4">8</text:span><text:span text:style-name="T10">:</text:span><text:span text:style-name="T1"> 4 <text:s/>5 <text:s/>6 <text:s/>7 <text:s/>8 <text:s/></text:span><text:span text:style-name="T2">9 10</text:span></text:p>
            <text:p text:style-name="P11"><text:span text:style-name="T4"><text:s/>9</text:span><text:span text:style-name="T10">:</text:span><text:span text:style-name="T1">11 12 13 14 15 16 17</text:span></text:p>
            <text:p text:style-name="P7"><text:span text:style-name="T4">10</text:span><text:span text:style-name="T10">:</text:span><text:span text:style-name="T1">18 19 20 21 22 23 24</text:span></text:p>
            <text:p text:style-name="P7"><text:span text:style-name="T4">11</text:span><text:span text:style-name="T10">:</text:span><text:span text:style-name="T1">25 26 27 28 29 30 <text:s/>1</text:span></text:p>
          </table:table-cell>
          <table:table-cell table:style-name="Tablo3.A1" office:value-type="string">
            <text:p text:style-name="P16">MAYIS</text:p>
            <text:p text:style-name="P7"><text:span text:style-name="T10"><text:s text:c="3"/></text:span><text:span text:style-name="T1">Pz Sa Ça Pe Cu Ct Pa</text:span></text:p>
            <text:p text:style-name="P7"><text:span text:style-name="T4">12</text:span><text:span text:style-name="T10">:</text:span><text:span text:style-name="T1"> 2 <text:s/>3 <text:s/>4 <text:s/>5 <text:s/>6 <text:s/>7 <text:s/>8</text:span></text:p>
            <text:p text:style-name="P7"><text:span text:style-name="T4">13</text:span><text:span text:style-name="T10">:</text:span><text:span text:style-name="T1"> 9 10 11 12 13 14 15</text:span></text:p>
            <text:p text:style-name="P7"><text:span text:style-name="T4">14</text:span><text:span text:style-name="T10">:</text:span><text:span text:style-name="T1">16 17 18 </text:span><text:span text:style-name="T9">19</text:span><text:span text:style-name="T1"> 20 21 </text:span><text:span text:style-name="T3">22</text:span></text:p>
            <text:p text:style-name="P11"><text:span text:style-name="T10"><text:s text:c="3"/></text:span><text:span text:style-name="T1">23 24 25 26 27 28 29</text:span></text:p>
            <text:p text:style-name="P11"><text:span text:style-name="T10"><text:s text:c="3"/></text:span><text:span text:style-name="T1">30 31 <text:s/>1 <text:s/>2 <text:s/>3 <text:s/>4 <text:s/>5</text:span></text:p>
          </table:table-cell>
          <table:table-cell table:style-name="Tablo3.A1" office:value-type="string">
            <text:p text:style-name="P16">HAZİRAN</text:p>
            <text:p text:style-name="P7"><text:span text:style-name="T10"><text:s text:c="3"/></text:span><text:span text:style-name="T1">Pz Sa Ça Pe Cu Ct Pa</text:span></text:p>
            <text:p text:style-name="P7"><text:span text:style-name="T10"><text:s text:c="3"/></text:span><text:span text:style-name="T1"><text:s/>6 <text:s/>7 <text:s/></text:span><text:span text:style-name="T3">8</text:span><text:span text:style-name="T1"> <text:s/>9 10 11 12</text:span></text:p>
            <text:p text:style-name="P11"><text:span text:style-name="T10"><text:s text:c="3"/></text:span><text:span text:style-name="T1">13 14 15 16 17 18 19</text:span></text:p>
            <text:p text:style-name="P11"><text:span text:style-name="T10"><text:s text:c="3"/></text:span><text:span text:style-name="T1">20 21 22 23 24 25 26</text:span></text:p>
            <text:p text:style-name="P7"><text:span text:style-name="T10"><text:s text:c="3"/></text:span><text:span text:style-name="T1">27 28 </text:span><text:span text:style-name="T3">29</text:span><text:span text:style-name="T1"> 30 <text:s/>1 <text:s/>2 <text:s/>3</text:span></text:p>
          </table:table-cell>
        </table:table-row>
        <table:table-row>
          <table:table-cell table:style-name="Tablo3.A2" office:value-type="string">
            <text:p text:style-name="P19">7-14 Ders kayıtları</text:p>
            <text:p text:style-name="P19"><text:s text:c="4"/>14 D<text:span text:style-name="T6">e</text:span>rslerin başla.</text:p>
          </table:table-cell>
          <table:table-cell table:style-name="Tablo3.A2" office:value-type="string">
            <text:p text:style-name="P19"/>
          </table:table-cell>
          <table:table-cell table:style-name="Tablo3.A2" office:value-type="string">
            <text:p text:style-name="P19">9-17 Arasınav</text:p>
          </table:table-cell>
          <table:table-cell table:style-name="Tablo3.A2" office:value-type="string">
            <text:p text:style-name="P21"><text:s text:c="5"/>19 Mayıs</text:p>
            <text:p text:style-name="P23"><text:s text:c="5"/>22 Derslerin bit.</text:p>
            <text:p text:style-name="P19"><text:span text:style-name="T7">23-05 </text:span><text:span text:style-name="T8">Final</text:span><text:span text:style-name="T7"> sınav</text:span><text:span text:style-name="T8">ı</text:span></text:p>
          </table:table-cell>
          <table:table-cell table:style-name="Tablo3.A2" office:value-type="string">
            <text:p text:style-name="P25"><text:s text:c="7"/>8 Final not son tar.</text:p>
            <text:p text:style-name="P27">13-26 Bütünleme</text:p>
            <text:p text:style-name="P27"><text:s text:c="6"/>29 Büt.not son.tar.</text:p>
          </table:table-cell>
        </table:table-row>
      </table:table>
      <text:h text:style-name="P63" text:outline-level="1">Yardımcı</text:h>
      <text:p text:style-name="P38"><text:span text:style-name="T12"><text:tab/></text:span><text:span text:style-name="T15">Derste yararlanılan ana kaynak: </text:span></text:p>
      <text:h text:style-name="P66" text:outline-level="1"><text:span text:style-name="T13">İletişim</text:span></text:h>
      <text:p text:style-name="P37"><text:span text:style-name="T13"><text:tab/></text:span><text:span text:style-name="T14">Dersin web sitesi: </text:span><text:a xlink:type="simple" xlink:href="https://github.com/19ceng/bm607dip2"><text:span text:style-name="T14">https://github.com/19ceng/</text:span></text:a><text:a xlink:type="simple" xlink:href="https://github.com/19ceng/bm607dip2"><text:span text:style-name="T17">bm607dip2</text:span></text:a><text:span text:style-name="T17"> </text:span></text:p>
      <text:h text:style-name="P33" text:outline-level="1"><text:span text:style-name="T14"><text:tab/>Çalışma soruları: </text:span><text:a xlink:type="simple" xlink:href="https://github.com/19ceng/bm607dip2/issues"><text:span text:style-name="T14">https://github.com/19ceng/</text:span></text:a><text:a xlink:type="simple" xlink:href="https://github.com/19ceng/bm607dip2/issues"><text:span text:style-name="T17">bm607dip2</text:span></text:a><text:a xlink:type="simple" xlink:href="https://github.com/19ceng/bm607dip2/issues"><text:span text:style-name="T14">/</text:span></text:a><text:a xlink:type="simple" xlink:href="https://github.com/19ceng/bm607dip2/issues"><text:span text:style-name="T16">issues</text:span></text:a><text:span text:style-name="T16"> </text:span></text:h>
      <text:h text:style-name="P64" text:outline-level="1"><text:span text:style-name="T22">Projeler</text:span></text:h>
      <table:table table:name="Tablo4" table:style-name="Tablo4">
        <table:table-column table:style-name="Tablo4.A"/>
        <table:table-column table:style-name="Tablo4.B"/>
        <table:table-column table:style-name="Tablo4.C"/>
        <table:table-column table:style-name="Tablo4.D"/>
        <table:table-column table:style-name="Tablo4.E"/>
        <table:table-row>
          <table:table-cell table:style-name="Tablo4.A1" office:value-type="string">
            <text:p text:style-name="P31">No</text:p>
          </table:table-cell>
          <table:table-cell table:style-name="Tablo4.A1" office:value-type="string">
            <text:p text:style-name="P31">Adı</text:p>
          </table:table-cell>
          <table:table-cell table:style-name="Tablo4.A1" office:value-type="string">
            <text:p text:style-name="P31">Kişi</text:p>
          </table:table-cell>
          <table:table-cell table:style-name="Tablo4.A1" office:value-type="string">
            <text:p text:style-name="P31">Yorum</text:p>
          </table:table-cell>
          <table:table-cell table:style-name="Tablo4.E1" office:value-type="string">
            <text:p text:style-name="P31">Not</text:p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yyah </meta:initial-creator>
    <meta:creation-date>2011-01-18T21:42:37</meta:creation-date>
    <dc:date>2011-02-11T11:47:23</dc:date>
    <dc:creator>seyyah </dc:creator>
    <meta:editing-duration>PT03H16M45S</meta:editing-duration>
    <meta:editing-cycles>86</meta:editing-cycles>
    <meta:generator>OpenOffice.org/3.2$Unix OpenOffice.org_project/320m19$Build-9505</meta:generator>
    <meta:document-statistic meta:table-count="5" meta:image-count="0" meta:object-count="0" meta:page-count="2" meta:paragraph-count="142" meta:word-count="536" meta:character-count="2252"/>
  </office:meta>
</office:document-meta>
</file>